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5638" officeooo:paragraph-rsid="00055638"/>
    </style:style>
    <style:style style:name="P2" style:family="paragraph" style:parent-style-name="Standard" style:list-style-name="L1">
      <style:text-properties officeooo:rsid="00055638" officeooo:paragraph-rsid="00055638"/>
    </style:style>
    <style:style style:name="P3" style:family="paragraph" style:parent-style-name="Standard">
      <style:text-properties officeooo:paragraph-rsid="0005d433"/>
    </style:style>
    <style:style style:name="P4" style:family="paragraph" style:parent-style-name="Standard" style:list-style-name="L2">
      <style:text-properties officeooo:paragraph-rsid="0005d433"/>
    </style:style>
    <style:style style:name="P5" style:family="paragraph" style:parent-style-name="Standard">
      <style:text-properties officeooo:rsid="0006527a" officeooo:paragraph-rsid="0006527a"/>
    </style:style>
    <style:style style:name="P6" style:family="paragraph" style:parent-style-name="Standard">
      <style:text-properties officeooo:rsid="0007892f" officeooo:paragraph-rsid="000789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d433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ainer orchestration service by AWS, competes Kubernetes.</text:p>
      <text:p text:style-name="P1"/>
      <text:list xml:id="list2935101397" text:style-name="L1">
        <text:list-item>
          <text:p text:style-name="P2">Create/destroy containers</text:p>
        </text:list-item>
        <text:list-item>
          <text:p text:style-name="P2">Deploying and load-balance application across multiple servers.</text:p>
        </text:list-item>
        <text:list-item>
          <text:p text:style-name="P2">Auto scaling by creating more containers to process incoming requests. Reduces number of containers when lesser traffic, saving us compute costs.</text:p>
        </text:list-item>
        <text:list-item>
          <text:p text:style-name="P2">Rolling out changes to application without user affect</text:p>
        </text:list-item>
      </text:list>
      <text:p text:style-name="P1"/>
      <text:p text:style-name="P1"/>
      <text:p text:style-name="P1">With docker compose we can create application containers on multiple servers but cannot manage them.</text:p>
      <text:p text:style-name="P1"/>
      <text:p text:style-name="P1">ECS has two launch types:<text:line-break/><text:tab/>EC2 &amp; Fargate</text:p>
      <text:p text:style-name="P1"/>
      <text:p text:style-name="P1">ECS only works with <text:span text:style-name="T1">container management</text:span><text:span text:style-name="T2">.</text:span></text:p>
      <text:p text:style-name="P3"><text:span text:style-name="T3">Each EC2 needs ECS Agent for ECS. Still have full control on EC2 instances.</text:span></text:p>
      <text:p text:style-name="P3"><text:span text:style-name="T3"/></text:p>
      <text:p text:style-name="P3"><text:span text:style-name="T3">With ECS Fargate:<text:line-break/><text:tab/><text:tab/>Serverless architecture</text:span></text:p>
      <text:list xml:id="list3691581877" text:style-name="L2">
        <text:list-item>
          <text:p text:style-name="P4"><text:span text:style-name="T3"><text:tab/>Fargate creates compute power on demand</text:span></text:p>
        </text:list-item>
        <text:list-item>
          <text:p text:style-name="P4"><text:span text:style-name="T3"><text:tab/>ECS deploys containers on the instances created by Fargate</text:span></text:p>
        </text:list-item>
        <text:list-item>
          <text:p text:style-name="P4"><text:span text:style-name="T3"><text:tab/>You only pay for the compute power, NOT the EC2 instance.</text:span></text:p>
        </text:list-item>
      </text:list>
      <text:p text:style-name="P3"><text:span text:style-name="T3"/></text:p>
      <text:p text:style-name="P5"><text:span text:style-name="T3">E</text:span><text:span text:style-name="T2">CS uses </text:span><text:span text:style-name="T1">task definition file</text:span><text:span text:style-name="T2"> that is a blueprint that describes how a container should be launched.</text:span></text:p>
      <text:p text:style-name="P5"><text:span text:style-name="T2">How much CPU<text:line-break/>Image/Ports/Volumes etc.</text:span></text:p>
      <text:p text:style-name="P5"><text:span text:style-name="T2"/></text:p>
      <text:p text:style-name="P5"><text:span text:style-name="T2">A task is equivalent to one container.</text:span></text:p>
      <text:p text:style-name="P5"><text:span text:style-name="T2">ECS ensures that a certain number of tasks are always running. (Specified by us)</text:span></text:p>
      <text:p text:style-name="P5"><text:span text:style-name="T2">Restart containers that have exited/crashed.</text:span></text:p>
      <text:p text:style-name="P5"><text:span text:style-name="T2">If an EC2 fail, ECS will start container on a new ec2</text:span></text:p>
      <text:p text:style-name="P5"><text:span text:style-name="T2"/></text:p>
      <text:p text:style-name="P6"><text:span text:style-name="T2">A load balancer can be assigned to an ECS externally to route the external traffic to EC2 instances.</text:span></text:p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21:01:18.113576069</meta:creation-date>
    <meta:generator>LibreOffice/7.3.7.2$Linux_X86_64 LibreOffice_project/30$Build-2</meta:generator>
    <dc:date>2023-09-03T09:21:24.694975339</dc:date>
    <meta:editing-duration>PT12H9M56S</meta:editing-duration>
    <meta:editing-cycles>3</meta:editing-cycles>
    <meta:document-statistic meta:table-count="0" meta:image-count="0" meta:object-count="0" meta:page-count="1" meta:paragraph-count="20" meta:word-count="204" meta:character-count="1262" meta:non-whitespace-character-count="1079"/>
  </office:meta>
</office:document-meta>
</file>